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29.249999999997659pt"/>
    </style:style>
    <style:style style:name="co2" style:family="table-column">
      <style:table-column-properties style:column-width="38.249999999996945pt"/>
    </style:style>
    <style:style style:name="co3" style:family="table-column">
      <style:table-column-properties style:column-width="101.999999999991843pt"/>
    </style:style>
    <style:style style:name="co4" style:family="table-column">
      <style:table-column-properties style:column-width="64.021578654991401pt"/>
    </style:style>
    <style:style style:name="co5" style:family="table-column">
      <style:table-column-properties style:column-width="62.999999999994998pt"/>
    </style:style>
    <style:style style:name="co6" style:family="table-column">
      <style:table-column-properties style:column-width="89.999999999992781pt"/>
    </style:style>
    <style:style style:name="co7" style:family="table-column">
      <style:table-column-properties style:column-width="92.999999999992554pt"/>
    </style:style>
    <style:style style:name="co8" style:family="table-column">
      <style:table-column-properties style:column-width="90.749999999992724pt"/>
    </style:style>
    <style:style style:name="co9" style:family="table-column">
      <style:table-column-properties style:column-width="65.728421344998196pt"/>
    </style:style>
    <style:style style:name="co10" style:family="table-column">
      <style:table-column-properties style:column-width="55.484831441404253pt"/>
    </style:style>
    <style:style style:name="co11" style:family="table-column">
      <style:table-column-properties style:column-width="27.749999999997780pt"/>
    </style:style>
    <style:style style:name="co12" style:family="table-column">
      <style:table-column-properties style:column-width="43.499999999996518pt"/>
    </style:style>
    <style:style style:name="co13" style:family="table-column">
      <style:table-column-properties style:column-width="103.499999999991715pt"/>
    </style:style>
    <style:style style:name="co14" style:family="table-column">
      <style:table-column-properties style:column-width="65.999999999994714pt"/>
    </style:style>
    <style:style style:name="co15" style:family="table-column">
      <style:table-column-properties style:column-width="72.749999999994202pt"/>
    </style:style>
    <style:style style:name="co16" style:family="table-column">
      <style:table-column-properties style:column-width="96.749999999992212pt"/>
    </style:style>
    <style:style style:name="co17" style:family="table-column">
      <style:table-column-properties style:column-width="89.249999999992895pt"/>
    </style:style>
    <style:style style:name="co18" style:family="table-column">
      <style:table-column-properties style:column-width="94.499999999992440pt"/>
    </style:style>
    <style:style style:name="co19" style:family="table-column">
      <style:table-column-properties style:column-width="61.499999999994998pt"/>
    </style:style>
    <style:style style:name="co20" style:family="table-column">
      <style:table-column-properties style:column-width="57.249999999990223pt"/>
    </style:style>
    <style:style style:name="ro1" style:family="table-row">
      <style:table-row-properties style:row-height="12.812620621599999pt"/>
    </style:style>
    <style:style style:name="ce1" style:family="table-cell" style:parent-style-name="custom-style1">
      <style:table-cell-properties style:text-align-source="fix"/>
      <style:paragraph-properties fo:text-align="center"/>
    </style:style>
    <style:style style:name="ce2" style:family="table-cell" style:parent-style-name="custom-style1">
      <style:table-cell-properties style:text-align-source="fix" style:vertical-align="middle"/>
      <style:paragraph-properties fo:text-align="start"/>
      <style:text-properties fo:font-family="Arial" fo:font-weight="bold"/>
    </style:style>
    <style:style style:name="ce3" style:family="table-cell" style:parent-style-name="custom-style1">
      <style:table-cell-properties style:text-align-source="fix"/>
      <style:paragraph-properties fo:text-align="center"/>
      <style:text-properties fo:font-family="Arial"/>
    </style:style>
    <style:style style:name="ce4" style:family="table-cell" style:parent-style-name="custom-style1">
      <style:table-cell-properties style:text-align-source="fix"/>
      <style:paragraph-properties fo:text-align="center"/>
      <style:text-properties fo:font-family="Arial" fo:font-weight="bold"/>
    </style:style>
    <style:style style:name="ce5" style:family="table-cell">
      <style:table-cell-properties style:text-align-source="fix"/>
      <style:paragraph-properties fo:text-align="center"/>
      <style:text-properties fo:font-weight="bold"/>
    </style:style>
    <style:style style:name="ce6" style:family="table-cell">
      <style:table-cell-properties style:text-align-source="fix"/>
      <style:paragraph-properties fo:text-align="center"/>
    </style:style>
    <style:style style:name="ce7" style:family="table-cell">
      <style:table-cell-properties style:text-align-source="fix"/>
      <style:paragraph-properties fo:text-align="center"/>
      <style:text-properties fo:font-family="Arial" fo:font-weight="bold"/>
    </style:style>
    <style:style style:name="ce8" style:family="table-cell">
      <style:table-cell-properties style:text-align-source="fix"/>
      <style:paragraph-properties fo:text-align="center"/>
      <style:text-properties fo:font-family="Arial"/>
    </style:style>
    <number:number-style style:name="N1">
      <number:number number:decimal-places="0" number:min-integer-digits="1"/>
    </number:number-style>
  </office:automatic-styles>
  <office:body>
    <office:spreadsheet>
      <table:calculation-settings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/>
        <table:table-row table:style-name="ro1">
          <table:table-cell office:value-type="string" office:string-value="Seleccion de procesos de manera secuencial" table:style-name="ce2" table:number-columns-spanned="4">
            <text:p>Seleccion de procesos de manera secuencial</text:p>
          </table:table-cell>
          <table:covered-table-cell office:value-type="string" office:string-value="" table:style-name="ce3">
            <text:p/>
          </table:covered-table-cell>
          <table:covered-table-cell office:value-type="string" office:string-value="" table:style-name="ce3">
            <text:p/>
          </table:covered-table-cell>
          <table:covered-table-cell office:value-type="string" office:string-value="" table:style-name="ce3">
            <text:p/>
          </table:covered-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</table:table-row>
        <table:table-row table:style-name="ro1">
          <table:table-cell office:value-type="string" office:string-value="Set" table:style-name="ce4">
            <text:p>Set</text:p>
          </table:table-cell>
          <table:table-cell office:value-type="string" office:string-value="Modelo" table:style-name="ce4">
            <text:p>Modelo</text:p>
          </table:table-cell>
          <table:table-cell office:value-type="string" office:string-value="iteraciones (do-while)" table:style-name="ce4">
            <text:p>iteraciones (do-while)</text:p>
          </table:table-cell>
          <table:table-cell office:value-type="string" office:string-value="Load cost" table:style-name="ce4">
            <text:p>Load cost</text:p>
          </table:table-cell>
          <table:table-cell office:value-type="string" office:string-value="Balance cost" table:style-name="ce4">
            <text:p>Balance cost</text:p>
          </table:table-cell>
          <table:table-cell office:value-type="string" office:string-value="Process move cost" table:style-name="ce4">
            <text:p>Process move cost</text:p>
          </table:table-cell>
          <table:table-cell office:value-type="string" office:string-value="Service move cost" table:style-name="ce4">
            <text:p>Service move cost</text:p>
          </table:table-cell>
          <table:table-cell office:value-type="string" office:string-value="Machine move cost" table:style-name="ce4">
            <text:p>Machine move cost</text:p>
          </table:table-cell>
          <table:table-cell office:value-type="string" office:string-value="total" table:style-name="ce4">
            <text:p>total</text:p>
          </table:table-cell>
          <table:table-cell office:value-type="string" office:string-value="Tiempo [s]" table:style-name="ce5">
            <text:p>Tiempo [s]</text:p>
          </table:table-cell>
        </table:table-row>
        <table:table-row table:style-name="ro1">
          <table:table-cell office:value-type="string" office:string-value="a1" table:style-name="ce3">
            <text:p>a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1011730" table:style-name="ce3">
            <text:p>31011730</text:p>
          </table:table-cell>
          <table:table-cell office:value-type="float" office:value="13294660" table:style-name="ce3">
            <text:p>13294660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office:value-type="float" office:value="1200" table:style-name="ce3">
            <text:p>1200</text:p>
          </table:table-cell>
          <table:table-cell office:value-type="float" office:value="44307612" table:style-name="ce3" table:formula="=SUM([.D3:.H3])">
            <text:p>44307612</text:p>
          </table:table-cell>
          <table:table-cell office:value-type="float" office:value="0" table:style-name="ce6">
            <text:p>0</text:p>
          </table:table-cell>
        </table:table-row>
        <table:table-row table:style-name="ro1">
          <table:table-cell office:value-type="string" office:string-value="a1" table:style-name="ce3">
            <text:p>a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878206370" table:style-name="ce3">
            <text:p>878206370</text:p>
          </table:table-cell>
          <table:table-cell office:value-type="float" office:value="0" table:style-name="ce3">
            <text:p>0</text:p>
          </table:table-cell>
          <table:table-cell office:value-type="float" office:value="223" table:style-name="ce3">
            <text:p>223</text:p>
          </table:table-cell>
          <table:table-cell office:value-type="float" office:value="20" table:style-name="ce3">
            <text:p>20</text:p>
          </table:table-cell>
          <table:table-cell office:value-type="float" office:value="23000" table:style-name="ce3">
            <text:p>23000</text:p>
          </table:table-cell>
          <table:table-cell office:value-type="float" office:value="878229613" table:style-name="ce3" table:formula="=SUM([.D4:.H4])">
            <text:p>878229613</text:p>
          </table:table-cell>
          <table:table-cell office:value-type="float" office:value="1" table:style-name="ce6">
            <text:p>1</text:p>
          </table:table-cell>
        </table:table-row>
        <table:table-row table:style-name="ro1">
          <table:table-cell office:value-type="string" office:string-value="a1" table:style-name="ce3">
            <text:p>a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83383480" table:style-name="ce3">
            <text:p>58338348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800" table:style-name="ce3">
            <text:p>800</text:p>
          </table:table-cell>
          <table:table-cell office:value-type="float" office:value="583384296" table:style-name="ce3" table:formula="=SUM([.D5:.H5])">
            <text:p>583384296</text:p>
          </table:table-cell>
          <table:table-cell office:value-type="float" office:value="2" table:style-name="ce6">
            <text:p>2</text:p>
          </table:table-cell>
        </table:table-row>
        <table:table-row table:style-name="ro1">
          <table:table-cell office:value-type="string" office:string-value="a1" table:style-name="ce3">
            <text:p>a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27985440" table:style-name="ce3">
            <text:p>327985440</text:p>
          </table:table-cell>
          <table:table-cell office:value-type="float" office:value="242387530" table:style-name="ce3">
            <text:p>242387530</text:p>
          </table:table-cell>
          <table:table-cell office:value-type="float" office:value="142" table:style-name="ce3">
            <text:p>142</text:p>
          </table:table-cell>
          <table:table-cell office:value-type="float" office:value="90" table:style-name="ce3">
            <text:p>90</text:p>
          </table:table-cell>
          <table:table-cell office:value-type="float" office:value="28400" table:style-name="ce3">
            <text:p>28400</text:p>
          </table:table-cell>
          <table:table-cell office:value-type="float" office:value="570401602" table:style-name="ce3" table:formula="=SUM([.D6:.H6])">
            <text:p>570401602</text:p>
          </table:table-cell>
          <table:table-cell office:value-type="float" office:value="1" table:style-name="ce6">
            <text:p>1</text:p>
          </table:table-cell>
        </table:table-row>
        <table:table-row table:style-name="ro1">
          <table:table-cell office:value-type="string" office:string-value="a1" table:style-name="ce3">
            <text:p>a1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602862840" table:style-name="ce3">
            <text:p>602862840</text:p>
          </table:table-cell>
          <table:table-cell office:value-type="float" office:value="125276580" table:style-name="ce3">
            <text:p>125276580</text:p>
          </table:table-cell>
          <table:table-cell office:value-type="float" office:value="67" table:style-name="ce3">
            <text:p>67</text:p>
          </table:table-cell>
          <table:table-cell office:value-type="float" office:value="10" table:style-name="ce3">
            <text:p>10</text:p>
          </table:table-cell>
          <table:table-cell office:value-type="float" office:value="6000" table:style-name="ce3">
            <text:p>6000</text:p>
          </table:table-cell>
          <table:table-cell office:value-type="float" office:value="728145497" table:style-name="ce3" table:formula="=SUM([.D7:.H7])">
            <text:p>728145497</text:p>
          </table:table-cell>
          <table:table-cell office:value-type="float" office:value="1" table:style-name="ce6">
            <text:p>1</text:p>
          </table:table-cell>
        </table:table-row>
        <table:table-row table:style-name="ro1">
          <table:table-cell office:value-type="string" office:string-value="a2" table:style-name="ce3">
            <text:p>a2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35481460" table:style-name="ce3">
            <text:p>35481460</text:p>
          </table:table-cell>
          <table:table-cell office:value-type="float" office:value="0" table:style-name="ce3">
            <text:p>0</text:p>
          </table:table-cell>
          <table:table-cell office:value-type="float" office:value="519" table:style-name="ce3">
            <text:p>519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35481989" table:style-name="ce3" table:formula="=SUM([.D8:.H8])">
            <text:p>35481989</text:p>
          </table:table-cell>
          <table:table-cell office:value-type="float" office:value="8" table:style-name="ce6">
            <text:p>8</text:p>
          </table:table-cell>
        </table:table-row>
        <table:table-row table:style-name="ro1">
          <table:table-cell office:value-type="string" office:string-value="a2" table:style-name="ce3">
            <text:p>a2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1494222540" table:style-name="ce3">
            <text:p>1494222540</text:p>
          </table:table-cell>
          <table:table-cell office:value-type="float" office:value="0" table:style-name="ce3">
            <text:p>0</text:p>
          </table:table-cell>
          <table:table-cell office:value-type="float" office:value="298" table:style-name="ce3">
            <text:p>298</text:p>
          </table:table-cell>
          <table:table-cell office:value-type="float" office:value="90" table:style-name="ce3">
            <text:p>90</text:p>
          </table:table-cell>
          <table:table-cell office:value-type="float" office:value="51600" table:style-name="ce3">
            <text:p>51600</text:p>
          </table:table-cell>
          <table:table-cell office:value-type="float" office:value="1494274528" table:style-name="ce3" table:formula="=SUM([.D9:.H9])">
            <text:p>1494274528</text:p>
          </table:table-cell>
          <table:table-cell office:value-type="float" office:value="3" table:style-name="ce6">
            <text:p>3</text:p>
          </table:table-cell>
        </table:table-row>
        <table:table-row table:style-name="ro1">
          <table:table-cell office:value-type="string" office:string-value="a2" table:style-name="ce3">
            <text:p>a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869536390" table:style-name="ce3">
            <text:p>1869536390</text:p>
          </table:table-cell>
          <table:table-cell office:value-type="float" office:value="0" table:style-name="ce3">
            <text:p>0</text:p>
          </table:table-cell>
          <table:table-cell office:value-type="float" office:value="323" table:style-name="ce3">
            <text:p>323</text:p>
          </table:table-cell>
          <table:table-cell office:value-type="float" office:value="120" table:style-name="ce3">
            <text:p>120</text:p>
          </table:table-cell>
          <table:table-cell office:value-type="float" office:value="56400" table:style-name="ce3">
            <text:p>56400</text:p>
          </table:table-cell>
          <table:table-cell office:value-type="float" office:value="1869593233" table:style-name="ce3" table:formula="=SUM([.D10:.H10])">
            <text:p>1869593233</text:p>
          </table:table-cell>
          <table:table-cell office:value-type="float" office:value="2" table:style-name="ce6">
            <text:p>2</text:p>
          </table:table-cell>
        </table:table-row>
        <table:table-row table:style-name="ro1">
          <table:table-cell office:value-type="string" office:string-value="a2" table:style-name="ce3">
            <text:p>a2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2047875460" table:style-name="ce3">
            <text:p>2047875460</text:p>
          </table:table-cell>
          <table:table-cell office:value-type="float" office:value="235951430" table:style-name="ce3">
            <text:p>235951430</text:p>
          </table:table-cell>
          <table:table-cell office:value-type="float" office:value="545" table:style-name="ce3">
            <text:p>545</text:p>
          </table:table-cell>
          <table:table-cell office:value-type="float" office:value="160" table:style-name="ce3">
            <text:p>160</text:p>
          </table:table-cell>
          <table:table-cell office:value-type="float" office:value="96200" table:style-name="ce3">
            <text:p>96200</text:p>
          </table:table-cell>
          <table:table-cell office:value-type="float" office:value="2283923795" table:style-name="ce3" table:formula="=SUM([.D11:.H11])">
            <text:p>2283923795</text:p>
          </table:table-cell>
          <table:table-cell office:value-type="float" office:value="5" table:style-name="ce6">
            <text:p>5</text:p>
          </table:table-cell>
        </table:table-row>
        <table:table-row table:style-name="ro1">
          <table:table-cell office:value-type="string" office:string-value="a2" table:style-name="ce3">
            <text:p>a2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650258940" table:style-name="ce3">
            <text:p>650258940</text:p>
          </table:table-cell>
          <table:table-cell office:value-type="float" office:value="0" table:style-name="ce3">
            <text:p>0</text:p>
          </table:table-cell>
          <table:table-cell office:value-type="float" office:value="292" table:style-name="ce3">
            <text:p>292</text:p>
          </table:table-cell>
          <table:table-cell office:value-type="float" office:value="100" table:style-name="ce3">
            <text:p>100</text:p>
          </table:table-cell>
          <table:table-cell office:value-type="float" office:value="51700" table:style-name="ce3">
            <text:p>51700</text:p>
          </table:table-cell>
          <table:table-cell office:value-type="float" office:value="650311032" table:style-name="ce3" table:formula="=SUM([.D12:.H12])">
            <text:p>650311032</text:p>
          </table:table-cell>
          <table:table-cell office:value-type="float" office:value="3" table:style-name="ce6">
            <text:p>3</text:p>
          </table:table-cell>
        </table:table-row>
        <table:table-row table:style-name="ro1">
          <table:table-cell office:value-type="string" office:string-value="b" table:style-name="ce3">
            <text:p>b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office:string-value="5271252990" table:style-name="ce3">
            <text:p>5271252990</text:p>
          </table:table-cell>
          <table:table-cell office:value-type="float" office:value="0" table:style-name="ce3">
            <text:p>0</text:p>
          </table:table-cell>
          <table:table-cell office:value-type="float" office:value="1007" table:style-name="ce3">
            <text:p>1007</text:p>
          </table:table-cell>
          <table:table-cell office:value-type="float" office:value="50" table:style-name="ce3">
            <text:p>50</text:p>
          </table:table-cell>
          <table:table-cell office:value-type="float" office:value="157900" table:style-name="ce3">
            <text:p>157900</text:p>
          </table:table-cell>
          <table:table-cell office:value-type="float" office:value="5271411947" table:style-name="ce3" table:formula="=SUMa([.D13:.H13])">
            <text:p>5271411947</text:p>
          </table:table-cell>
          <table:table-cell office:value-type="float" office:value="14" table:style-name="ce6">
            <text:p>14</text:p>
          </table:table-cell>
        </table:table-row>
        <table:table-row table:style-name="ro1">
          <table:table-cell office:value-type="string" office:string-value="b" table:style-name="ce3">
            <text:p>b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string" office:string-value="291010700" table:style-name="ce3">
            <text:p>291010700</text:p>
          </table:table-cell>
          <table:table-cell office:value-type="string" office:string-value="986722140" table:style-name="ce3">
            <text:p>986722140</text:p>
          </table:table-cell>
          <table:table-cell office:value-type="float" office:value="2493" table:style-name="ce3">
            <text:p>2493</text:p>
          </table:table-cell>
          <table:table-cell office:value-type="float" office:value="90" table:style-name="ce3">
            <text:p>90</text:p>
          </table:table-cell>
          <table:table-cell office:value-type="float" office:value="387600" table:style-name="ce3">
            <text:p>387600</text:p>
          </table:table-cell>
          <table:table-cell office:value-type="float" office:value="1278123023" table:style-name="ce3" table:formula="=SUMa([.D14:.H14])">
            <text:p>1278123023</text:p>
          </table:table-cell>
          <table:table-cell office:value-type="string" office:string-value="111" table:style-name="ce6">
            <text:p>111</text:p>
          </table:table-cell>
        </table:table-row>
        <table:table-row table:style-name="ro1">
          <table:table-cell office:value-type="string" office:string-value="b" table:style-name="ce3">
            <text:p>b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string" office:string-value="1148337550" table:style-name="ce3">
            <text:p>1148337550</text:p>
          </table:table-cell>
          <table:table-cell office:value-type="float" office:value="0" table:style-name="ce3">
            <text:p>0</text:p>
          </table:table-cell>
          <table:table-cell office:value-type="float" office:value="5004" table:style-name="ce3">
            <text:p>5004</text:p>
          </table:table-cell>
          <table:table-cell office:value-type="float" office:value="90" table:style-name="ce3">
            <text:p>90</text:p>
          </table:table-cell>
          <table:table-cell office:value-type="float" office:value="671100" table:style-name="ce3">
            <text:p>671100</text:p>
          </table:table-cell>
          <table:table-cell office:value-type="float" office:value="1149013744" table:style-name="ce3" table:formula="=SUMa([.D15:.H15])">
            <text:p>1149013744</text:p>
          </table:table-cell>
          <table:table-cell office:value-type="string" office:string-value="279" table:style-name="ce6">
            <text:p>279</text:p>
          </table:table-cell>
        </table:table-row>
        <table:table-row table:style-name="ro1">
          <table:table-cell office:value-type="string" office:string-value="b" table:style-name="ce3">
            <text:p>b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office:string-value="1004080" table:style-name="ce3">
            <text:p>1004080</text:p>
          </table:table-cell>
          <table:table-cell office:value-type="string" office:string-value="4677767120" table:style-name="ce3">
            <text:p>4677767120</text:p>
          </table:table-cell>
          <table:table-cell office:value-type="float" office:value="5044" table:style-name="ce3">
            <text:p>5044</text:p>
          </table:table-cell>
          <table:table-cell office:value-type="float" office:value="250" table:style-name="ce3">
            <text:p>250</text:p>
          </table:table-cell>
          <table:table-cell office:value-type="string" office:string-value="599600" table:style-name="ce3">
            <text:p>599600</text:p>
          </table:table-cell>
          <table:table-cell office:value-type="float" office:value="4679376094" table:style-name="ce3" table:formula="=SUMa([.D16:.H16])">
            <text:p>4679376094</text:p>
          </table:table-cell>
          <table:table-cell office:value-type="float" office:value="300" table:style-name="ce6">
            <text:p>300</text:p>
          </table:table-cell>
        </table:table-row>
        <table:table-row table:style-name="ro1">
          <table:table-cell office:value-type="string" office:string-value="b" table:style-name="ce3">
            <text:p>b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office:string-value="3117571900" table:style-name="ce3">
            <text:p>3117571900</text:p>
          </table:table-cell>
          <table:table-cell office:value-type="float" office:value="0" table:style-name="ce3">
            <text:p>0</text:p>
          </table:table-cell>
          <table:table-cell office:value-type="string" office:string-value="9021" table:style-name="ce3">
            <text:p>9021</text:p>
          </table:table-cell>
          <table:table-cell office:value-type="string" office:string-value="60" table:style-name="ce3">
            <text:p>60</text:p>
          </table:table-cell>
          <table:table-cell office:value-type="string" office:string-value="1258900" table:style-name="ce3">
            <text:p>1258900</text:p>
          </table:table-cell>
          <table:table-cell office:value-type="float" office:value="3118839881" table:style-name="ce3" table:formula="=SUMa([.D17:.H17])">
            <text:p>3118839881</text:p>
          </table:table-cell>
          <table:table-cell office:value-type="float" office:value="300" table:style-name="ce6">
            <text:p>300</text:p>
          </table:table-cell>
        </table:table-row>
        <table:table-row table:style-name="ro1">
          <table:table-cell office:value-type="string" office:string-value="b" table:style-name="ce3">
            <text:p>b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string" office:string-value="9525841820" table:style-name="ce3">
            <text:p>9525841820</text:p>
          </table:table-cell>
          <table:table-cell office:value-type="float" office:value="3053" table:style-name="ce3">
            <text:p>3053</text:p>
          </table:table-cell>
          <table:table-cell office:value-type="float" office:value="80" table:style-name="ce3">
            <text:p>80</text:p>
          </table:table-cell>
          <table:table-cell office:value-type="string" office:string-value="401000" table:style-name="ce3">
            <text:p>401000</text:p>
          </table:table-cell>
          <table:table-cell office:value-type="float" office:value="9526245953" table:style-name="ce3" table:formula="=SUMa([.D18:.H18])">
            <text:p>9526245953</text:p>
          </table:table-cell>
          <table:table-cell office:value-type="float" office:value="300" table:style-name="ce6">
            <text:p>300</text:p>
          </table:table-cell>
        </table:table-row>
        <table:table-row table:style-name="ro1">
          <table:table-cell office:value-type="string" office:string-value="b" table:style-name="ce3">
            <text:p>b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office:string-value="17013014450" table:style-name="ce3">
            <text:p>17013014450</text:p>
          </table:table-cell>
          <table:table-cell office:value-type="string" office:string-value=" 14834180040" table:style-name="ce3">
            <text:p> 14834180040</text:p>
          </table:table-cell>
          <table:table-cell office:value-type="string" office:string-value="3213" table:style-name="ce3">
            <text:p>3213</text:p>
          </table:table-cell>
          <table:table-cell office:value-type="float" office:value="90" table:style-name="ce3">
            <text:p>90</text:p>
          </table:table-cell>
          <table:table-cell office:value-type="string" office:string-value="69700" table:style-name="ce3">
            <text:p>69700</text:p>
          </table:table-cell>
          <table:table-cell office:value-type="float" office:value="31847267493" table:style-name="ce3" table:formula="=SUMa([.D19:.H19])">
            <text:p>31847267493</text:p>
          </table:table-cell>
          <table:table-cell office:value-type="float" office:value="300" table:style-name="ce6">
            <text:p>300</text:p>
          </table:table-cell>
        </table:table-row>
        <table:table-row table:style-name="ro1">
          <table:table-cell office:value-type="string" office:string-value="b" table:style-name="ce3">
            <text:p>b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string" office:string-value="6581820070" table:style-name="ce3">
            <text:p>6581820070</text:p>
          </table:table-cell>
          <table:table-cell office:value-type="float" office:value="0" table:style-name="ce3">
            <text:p>0</text:p>
          </table:table-cell>
          <table:table-cell office:value-type="string" office:string-value="7945" table:style-name="ce3">
            <text:p>7945</text:p>
          </table:table-cell>
          <table:table-cell office:value-type="float" office:value="50" table:style-name="ce3">
            <text:p>50</text:p>
          </table:table-cell>
          <table:table-cell office:value-type="string" office:string-value=" 624700" table:style-name="ce3">
            <text:p> 624700</text:p>
          </table:table-cell>
          <table:table-cell office:value-type="float" office:value="6582452765" table:style-name="ce3" table:formula="=SUMa([.D20:.H20])">
            <text:p>6582452765</text:p>
          </table:table-cell>
          <table:table-cell office:value-type="float" office:value="300" table:style-name="ce6">
            <text:p>300</text:p>
          </table:table-cell>
        </table:table-row>
        <table:table-row table:style-name="ro1">
          <table:table-cell office:value-type="string" office:string-value="b" table:style-name="ce3">
            <text:p>b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string" office:string-value="10214326490" table:style-name="ce3">
            <text:p>10214326490</text:p>
          </table:table-cell>
          <table:table-cell office:value-type="string" office:string-value="5846406310" table:style-name="ce3">
            <text:p>5846406310</text:p>
          </table:table-cell>
          <table:table-cell office:value-type="string" office:string-value="6226" table:style-name="ce3">
            <text:p>6226</text:p>
          </table:table-cell>
          <table:table-cell office:value-type="string" office:string-value="230" table:style-name="ce3">
            <text:p>230</text:p>
          </table:table-cell>
          <table:table-cell office:value-type="string" office:string-value=" 689600" table:style-name="ce3">
            <text:p> 689600</text:p>
          </table:table-cell>
          <table:table-cell office:value-type="float" office:value="16061428856" table:style-name="ce3" table:formula="=SUMa([.D21:.H21])">
            <text:p>16061428856</text:p>
          </table:table-cell>
          <table:table-cell office:value-type="float" office:value="300" table:style-name="ce6">
            <text:p>300</text:p>
          </table:table-cell>
        </table:table-row>
        <table:table-row table:style-name="ro1">
          <table:table-cell office:value-type="string" office:string-value="b" table:style-name="ce3">
            <text:p>b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string" office:string-value="20287650470" table:style-name="ce3">
            <text:p>20287650470</text:p>
          </table:table-cell>
          <table:table-cell office:value-type="string" office:string-value="18048006980" table:style-name="ce3">
            <text:p>18048006980</text:p>
          </table:table-cell>
          <table:table-cell office:value-type="string" office:string-value="1921" table:style-name="ce3">
            <text:p>1921</text:p>
          </table:table-cell>
          <table:table-cell office:value-type="float" office:value="90" table:style-name="ce3">
            <text:p>90</text:p>
          </table:table-cell>
          <table:table-cell office:value-type="float" office:value="9100" table:style-name="ce3">
            <text:p>9100</text:p>
          </table:table-cell>
          <table:table-cell office:value-type="float" office:value="38335668561" table:style-name="ce3" table:formula="=SUMa([.D22:.H22])">
            <text:p>38335668561</text:p>
          </table:table-cell>
          <table:table-cell office:value-type="float" office:value="300" table:style-name="ce6">
            <text:p>300</text:p>
          </table:table-cell>
        </table:table-row>
        <table:table-row table:style-name="ro1"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</table:table-row>
      </table:table>
      <table:table table:name="Sheet2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/>
        <table:table-column table:style-name="co20"/>
        <table:table-row table:style-name="ro1">
          <table:table-cell office:value-type="string" office:string-value="Seleccion de procesos según tamaño (descendentemente)" table:style-name="ce2" table:number-columns-spanned="4">
            <text:p>Seleccion de procesos según tamaño (descendentemente)</text:p>
          </table:table-cell>
          <table:covered-table-cell office:value-type="string" office:string-value="" table:style-name="ce3">
            <text:p/>
          </table:covered-table-cell>
          <table:covered-table-cell office:value-type="string" office:string-value="" table:style-name="ce3">
            <text:p/>
          </table:covered-table-cell>
          <table:covered-table-cell office:value-type="string" office:string-value="" table:style-name="ce3">
            <text:p/>
          </table:covered-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  <table:table-cell office:value-type="string" office:string-value="" table:style-name="ce3">
            <text:p/>
          </table:table-cell>
        </table:table-row>
        <table:table-row table:style-name="ro1" table:default-cell-style-name="ce4">
          <table:table-cell office:value-type="string" office:string-value="Set" table:style-name="ce4">
            <text:p>Set</text:p>
          </table:table-cell>
          <table:table-cell office:value-type="string" office:string-value="Modelo" table:style-name="ce4">
            <text:p>Modelo</text:p>
          </table:table-cell>
          <table:table-cell office:value-type="string" office:string-value="iteraciones (do-while)" table:style-name="ce4">
            <text:p>iteraciones (do-while)</text:p>
          </table:table-cell>
          <table:table-cell office:value-type="string" office:string-value="Load cost" table:style-name="ce4">
            <text:p>Load cost</text:p>
          </table:table-cell>
          <table:table-cell office:value-type="string" office:string-value="Balance cost" table:style-name="ce4">
            <text:p>Balance cost</text:p>
          </table:table-cell>
          <table:table-cell office:value-type="string" office:string-value="Process move cost" table:style-name="ce4">
            <text:p>Process move cost</text:p>
          </table:table-cell>
          <table:table-cell office:value-type="string" office:string-value="Service move cost" table:style-name="ce4">
            <text:p>Service move cost</text:p>
          </table:table-cell>
          <table:table-cell office:value-type="string" office:string-value="Machine move cost" table:style-name="ce4">
            <text:p>Machine move cost</text:p>
          </table:table-cell>
          <table:table-cell office:value-type="string" office:string-value="total" table:style-name="ce4">
            <text:p>total</text:p>
          </table:table-cell>
          <table:table-cell office:value-type="string" office:string-value="Diferencia" table:style-name="ce7">
            <text:p>Diferencia</text:p>
          </table:table-cell>
          <table:table-cell office:value-type="string" office:string-value="Tiempo [s]" table:style-name="ce7">
            <text:p>Tiempo [s]</text:p>
          </table:table-cell>
        </table:table-row>
        <table:table-row table:style-name="ro1" table:default-cell-style-name="ce3">
          <table:table-cell office:value-type="string" office:string-value="a1" table:style-name="ce3">
            <text:p>a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office:string-value="31011730" table:style-name="ce3">
            <text:p>31011730</text:p>
          </table:table-cell>
          <table:table-cell office:value-type="string" office:string-value="13294660" table:style-name="ce3">
            <text:p>1329466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00" table:style-name="ce3">
            <text:p>100</text:p>
          </table:table-cell>
          <table:table-cell office:value-type="float" office:value="44306501" table:style-name="ce3" table:formula="=SUMa([.d3:.h3])">
            <text:p>44306501</text:p>
          </table:table-cell>
          <table:table-cell office:value-type="float" office:value="-1111" table:style-name="ce8" table:formula="=[.I3]-[Sheet1.I3]">
            <text:p>-1111</text:p>
          </table:table-cell>
          <table:table-cell office:value-type="float" office:value="0" table:style-name="ce8">
            <text:p>0</text:p>
          </table:table-cell>
        </table:table-row>
        <table:table-row table:style-name="ro1" table:default-cell-style-name="ce3">
          <table:table-cell office:value-type="string" office:string-value="a1" table:style-name="ce3">
            <text:p>a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office:string-value="929124620" table:style-name="ce3">
            <text:p>929124620</text:p>
          </table:table-cell>
          <table:table-cell office:value-type="float" office:value="0" table:style-name="ce3">
            <text:p>0</text:p>
          </table:table-cell>
          <table:table-cell office:value-type="float" office:value="105" table:style-name="ce3">
            <text:p>105</text:p>
          </table:table-cell>
          <table:table-cell office:value-type="float" office:value="20" table:style-name="ce3">
            <text:p>20</text:p>
          </table:table-cell>
          <table:table-cell office:value-type="float" office:value="13200" table:style-name="ce3">
            <text:p>13200</text:p>
          </table:table-cell>
          <table:table-cell office:value-type="float" office:value="929137945" table:style-name="ce3" table:formula="=SUMa([.D4:.H4])">
            <text:p>929137945</text:p>
          </table:table-cell>
          <table:table-cell office:value-type="float" office:value="50908332" table:style-name="ce8" table:formula="=[.I4]-[Sheet1.I4]">
            <text:p>50908332</text:p>
          </table:table-cell>
          <table:table-cell office:value-type="float" office:value="1" table:style-name="ce8">
            <text:p>1</text:p>
          </table:table-cell>
        </table:table-row>
        <table:table-row table:style-name="ro1" table:default-cell-style-name="ce3">
          <table:table-cell office:value-type="string" office:string-value="a1" table:style-name="ce3">
            <text:p>a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office:string-value="583373080" table:style-name="ce3">
            <text:p>58337308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300" table:style-name="ce3">
            <text:p>300</text:p>
          </table:table-cell>
          <table:table-cell office:value-type="float" office:value="583373392" table:style-name="ce3" table:formula="=SUMa([.D5:.H5])">
            <text:p>583373392</text:p>
          </table:table-cell>
          <table:table-cell office:value-type="float" office:value="-10904" table:style-name="ce8" table:formula="=[.I5]-[Sheet1.I5]">
            <text:p>-10904</text:p>
          </table:table-cell>
          <table:table-cell office:value-type="float" office:value="1" table:style-name="ce8">
            <text:p>1</text:p>
          </table:table-cell>
        </table:table-row>
        <table:table-row table:style-name="ro1" table:default-cell-style-name="ce3">
          <table:table-cell office:value-type="string" office:string-value="a1" table:style-name="ce3">
            <text:p>a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office:string-value="325928180" table:style-name="ce3">
            <text:p>325928180</text:p>
          </table:table-cell>
          <table:table-cell office:value-type="string" office:string-value="242387530" table:style-name="ce3">
            <text:p>242387530</text:p>
          </table:table-cell>
          <table:table-cell office:value-type="float" office:value="144" table:style-name="ce3">
            <text:p>144</text:p>
          </table:table-cell>
          <table:table-cell office:value-type="float" office:value="90" table:style-name="ce3">
            <text:p>90</text:p>
          </table:table-cell>
          <table:table-cell office:value-type="float" office:value="28800" table:style-name="ce3">
            <text:p>28800</text:p>
          </table:table-cell>
          <table:table-cell office:value-type="float" office:value="568344744" table:style-name="ce3" table:formula="=SUMa([.D6:.H6])">
            <text:p>568344744</text:p>
          </table:table-cell>
          <table:table-cell office:value-type="float" office:value="-2056858" table:style-name="ce8" table:formula="=[.I6]-[Sheet1.I6]">
            <text:p>-2056858</text:p>
          </table:table-cell>
          <table:table-cell office:value-type="float" office:value="1" table:style-name="ce8">
            <text:p>1</text:p>
          </table:table-cell>
        </table:table-row>
        <table:table-row table:style-name="ro1" table:default-cell-style-name="ce3">
          <table:table-cell office:value-type="string" office:string-value="a1" table:style-name="ce3">
            <text:p>a1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office:string-value="611974690" table:style-name="ce3">
            <text:p>611974690</text:p>
          </table:table-cell>
          <table:table-cell office:value-type="string" office:string-value="125276580" table:style-name="ce3">
            <text:p>125276580</text:p>
          </table:table-cell>
          <table:table-cell office:value-type="float" office:value="18" table:style-name="ce3">
            <text:p>18</text:p>
          </table:table-cell>
          <table:table-cell office:value-type="float" office:value="10" table:style-name="ce3">
            <text:p>10</text:p>
          </table:table-cell>
          <table:table-cell office:value-type="float" office:value="1800" table:style-name="ce3">
            <text:p>1800</text:p>
          </table:table-cell>
          <table:table-cell office:value-type="float" office:value="737253098" table:style-name="ce3" table:formula="=SUMa([.D7:.H7])">
            <text:p>737253098</text:p>
          </table:table-cell>
          <table:table-cell office:value-type="float" office:value="9107601" table:style-name="ce8" table:formula="=[.I7]-[Sheet1.I7]">
            <text:p>9107601</text:p>
          </table:table-cell>
          <table:table-cell office:value-type="float" office:value="0" table:style-name="ce8">
            <text:p>0</text:p>
          </table:table-cell>
        </table:table-row>
        <table:table-row table:style-name="ro1" table:default-cell-style-name="ce3">
          <table:table-cell office:value-type="string" office:string-value="a2" table:style-name="ce3">
            <text:p>a2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office:string-value="38489380" table:style-name="ce3">
            <text:p>38489380</text:p>
          </table:table-cell>
          <table:table-cell office:value-type="float" office:value="0" table:style-name="ce3">
            <text:p>0</text:p>
          </table:table-cell>
          <table:table-cell office:value-type="float" office:value="499" table:style-name="ce3">
            <text:p>499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38489889" table:style-name="ce3" table:formula="=SUMa([.D8:.H8])">
            <text:p>38489889</text:p>
          </table:table-cell>
          <table:table-cell office:value-type="float" office:value="3007900" table:style-name="ce8" table:formula="=[.I8]-[Sheet1.I8]">
            <text:p>3007900</text:p>
          </table:table-cell>
          <table:table-cell office:value-type="float" office:value="6" table:style-name="ce8">
            <text:p>6</text:p>
          </table:table-cell>
        </table:table-row>
        <table:table-row table:style-name="ro1" table:default-cell-style-name="ce3">
          <table:table-cell office:value-type="string" office:string-value="a2" table:style-name="ce3">
            <text:p>a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office:string-value="1415256690" table:style-name="ce3">
            <text:p>1415256690</text:p>
          </table:table-cell>
          <table:table-cell office:value-type="float" office:value="0" table:style-name="ce3">
            <text:p>0</text:p>
          </table:table-cell>
          <table:table-cell office:value-type="float" office:value="243" table:style-name="ce3">
            <text:p>243</text:p>
          </table:table-cell>
          <table:table-cell office:value-type="float" office:value="110" table:style-name="ce3">
            <text:p>110</text:p>
          </table:table-cell>
          <table:table-cell office:value-type="float" office:value="43200" table:style-name="ce3">
            <text:p>43200</text:p>
          </table:table-cell>
          <table:table-cell office:value-type="float" office:value="1415300243" table:style-name="ce3" table:formula="=SUMa([.D9:.H9])">
            <text:p>1415300243</text:p>
          </table:table-cell>
          <table:table-cell office:value-type="float" office:value="-78974285" table:style-name="ce8" table:formula="=[.I9]-[Sheet1.I9]">
            <text:p>-78974285</text:p>
          </table:table-cell>
          <table:table-cell office:value-type="float" office:value="1" table:style-name="ce8">
            <text:p>1</text:p>
          </table:table-cell>
        </table:table-row>
        <table:table-row table:style-name="ro1" table:default-cell-style-name="ce3">
          <table:table-cell office:value-type="string" office:string-value="a2" table:style-name="ce3">
            <text:p>a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office:string-value="1734686360" table:style-name="ce3">
            <text:p>1734686360</text:p>
          </table:table-cell>
          <table:table-cell office:value-type="float" office:value="0" table:style-name="ce3">
            <text:p>0</text:p>
          </table:table-cell>
          <table:table-cell office:value-type="float" office:value="252" table:style-name="ce3">
            <text:p>252</text:p>
          </table:table-cell>
          <table:table-cell office:value-type="float" office:value="80" table:style-name="ce3">
            <text:p>80</text:p>
          </table:table-cell>
          <table:table-cell office:value-type="float" office:value="45700" table:style-name="ce3">
            <text:p>45700</text:p>
          </table:table-cell>
          <table:table-cell office:value-type="float" office:value="1734732392" table:style-name="ce3" table:formula="=SUMa([.D10:.H10])">
            <text:p>1734732392</text:p>
          </table:table-cell>
          <table:table-cell office:value-type="float" office:value="-134860841" table:style-name="ce8" table:formula="=[.I10]-[Sheet1.I10]">
            <text:p>-134860841</text:p>
          </table:table-cell>
          <table:table-cell office:value-type="float" office:value="1" table:style-name="ce8">
            <text:p>1</text:p>
          </table:table-cell>
        </table:table-row>
        <table:table-row table:style-name="ro1" table:default-cell-style-name="ce3">
          <table:table-cell office:value-type="string" office:string-value="a2" table:style-name="ce3">
            <text:p>a2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string" office:string-value="1893077500" table:style-name="ce3">
            <text:p>1893077500</text:p>
          </table:table-cell>
          <table:table-cell office:value-type="string" office:string-value="235491910" table:style-name="ce3">
            <text:p>235491910</text:p>
          </table:table-cell>
          <table:table-cell office:value-type="float" office:value="478" table:style-name="ce3">
            <text:p>478</text:p>
          </table:table-cell>
          <table:table-cell office:value-type="float" office:value="150" table:style-name="ce3">
            <text:p>150</text:p>
          </table:table-cell>
          <table:table-cell office:value-type="float" office:value="84600" table:style-name="ce3">
            <text:p>84600</text:p>
          </table:table-cell>
          <table:table-cell office:value-type="float" office:value="2128654638" table:style-name="ce3" table:formula="=SUMa([.D11:.H11])">
            <text:p>2128654638</text:p>
          </table:table-cell>
          <table:table-cell office:value-type="float" office:value="-155269157" table:style-name="ce8" table:formula="=[.I11]-[Sheet1.I11]">
            <text:p>-155269157</text:p>
          </table:table-cell>
          <table:table-cell office:value-type="float" office:value="4" table:style-name="ce8">
            <text:p>4</text:p>
          </table:table-cell>
        </table:table-row>
        <table:table-row table:style-name="ro1" table:default-cell-style-name="ce3">
          <table:table-cell office:value-type="string" office:string-value="a2" table:style-name="ce3">
            <text:p>a2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string" office:string-value="612033500" table:style-name="ce3">
            <text:p>612033500</text:p>
          </table:table-cell>
          <table:table-cell office:value-type="float" office:value="0" table:style-name="ce3">
            <text:p>0</text:p>
          </table:table-cell>
          <table:table-cell office:value-type="float" office:value="308" table:style-name="ce3">
            <text:p>308</text:p>
          </table:table-cell>
          <table:table-cell office:value-type="float" office:value="100" table:style-name="ce3">
            <text:p>100</text:p>
          </table:table-cell>
          <table:table-cell office:value-type="float" office:value="55300" table:style-name="ce3">
            <text:p>55300</text:p>
          </table:table-cell>
          <table:table-cell office:value-type="float" office:value="612089208" table:style-name="ce3" table:formula="=SUMa([.D12:.H12])">
            <text:p>612089208</text:p>
          </table:table-cell>
          <table:table-cell office:value-type="float" office:value="-38221824" table:style-name="ce8" table:formula="=[.I12]-[Sheet1.I12]">
            <text:p>-38221824</text:p>
          </table:table-cell>
          <table:table-cell office:value-type="float" office:value="3" table:style-name="ce8">
            <text:p>3</text:p>
          </table:table-cell>
        </table:table-row>
        <table:table-row table:style-name="ro1" table:default-cell-style-name="ce3">
          <table:table-cell office:value-type="string" office:string-value="b" table:style-name="ce3">
            <text:p>b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office:string-value="5313975940" table:style-name="ce3">
            <text:p>5313975940</text:p>
          </table:table-cell>
          <table:table-cell office:value-type="float" office:value="0" table:style-name="ce3">
            <text:p>0</text:p>
          </table:table-cell>
          <table:table-cell office:value-type="float" office:value="600" table:style-name="ce3">
            <text:p>600</text:p>
          </table:table-cell>
          <table:table-cell office:value-type="float" office:value="50" table:style-name="ce3">
            <text:p>50</text:p>
          </table:table-cell>
          <table:table-cell office:value-type="float" office:value="99700" table:style-name="ce3">
            <text:p>99700</text:p>
          </table:table-cell>
          <table:table-cell office:value-type="float" office:value="5314076290" table:style-name="ce3" table:formula="=SUMa([.D13:.H13])">
            <text:p>5314076290</text:p>
          </table:table-cell>
          <table:table-cell office:value-type="float" office:value="42664343" table:style-name="ce8" table:formula="=[.I13]-[Sheet1.I13]">
            <text:p>42664343</text:p>
          </table:table-cell>
          <table:table-cell office:value-type="float" office:value="10" table:style-name="ce8">
            <text:p>10</text:p>
          </table:table-cell>
        </table:table-row>
        <table:table-row table:style-name="ro1" table:default-cell-style-name="ce3">
          <table:table-cell office:value-type="string" office:string-value="b" table:style-name="ce3">
            <text:p>b</text:p>
          </table:table-cell>
          <table:table-cell office:value-type="float" office:value="2" table:style-name="ce3">
            <text:p>2</text:p>
          </table:table-cell>
          <table:table-cell office:value-type="float" office:value="14" table:style-name="ce3">
            <text:p>14</text:p>
          </table:table-cell>
          <table:table-cell office:value-type="string" office:string-value="166332590" table:style-name="ce3">
            <text:p>166332590</text:p>
          </table:table-cell>
          <table:table-cell office:value-type="string" office:string-value="983965900" table:style-name="ce3">
            <text:p>983965900</text:p>
          </table:table-cell>
          <table:table-cell office:value-type="float" office:value="2018" table:style-name="ce3">
            <text:p>2018</text:p>
          </table:table-cell>
          <table:table-cell office:value-type="float" office:value="70" table:style-name="ce3">
            <text:p>70</text:p>
          </table:table-cell>
          <table:table-cell office:value-type="float" office:value="315500" table:style-name="ce3">
            <text:p>315500</text:p>
          </table:table-cell>
          <table:table-cell office:value-type="float" office:value="1150616078" table:style-name="ce3" table:formula="=SUMa([.D14:.H14])">
            <text:p>1150616078</text:p>
          </table:table-cell>
          <table:table-cell office:value-type="float" office:value="-127506945" table:style-name="ce8" table:formula="=[.I14]-[Sheet1.I14]">
            <text:p>-127506945</text:p>
          </table:table-cell>
          <table:table-cell office:value-type="float" office:value="115" table:style-name="ce8">
            <text:p>115</text:p>
          </table:table-cell>
        </table:table-row>
        <table:table-row table:style-name="ro1" table:default-cell-style-name="ce3">
          <table:table-cell office:value-type="string" office:string-value="b" table:style-name="ce3">
            <text:p>b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office:string-value="1953047770" table:style-name="ce3">
            <text:p>1953047770</text:p>
          </table:table-cell>
          <table:table-cell office:value-type="float" office:value="0" table:style-name="ce3">
            <text:p>0</text:p>
          </table:table-cell>
          <table:table-cell office:value-type="float" office:value="1487" table:style-name="ce3">
            <text:p>1487</text:p>
          </table:table-cell>
          <table:table-cell office:value-type="float" office:value="60" table:style-name="ce3">
            <text:p>60</text:p>
          </table:table-cell>
          <table:table-cell office:value-type="float" office:value="221300" table:style-name="ce3">
            <text:p>221300</text:p>
          </table:table-cell>
          <table:table-cell office:value-type="float" office:value="1953270617" table:style-name="ce3" table:formula="=SUMa([.D15:.H15])">
            <text:p>1953270617</text:p>
          </table:table-cell>
          <table:table-cell office:value-type="float" office:value="804256873" table:style-name="ce8" table:formula="=[.I15]-[Sheet1.I15]">
            <text:p>804256873</text:p>
          </table:table-cell>
          <table:table-cell office:value-type="float" office:value="70" table:style-name="ce8">
            <text:p>70</text:p>
          </table:table-cell>
        </table:table-row>
        <table:table-row table:style-name="ro1" table:default-cell-style-name="ce3">
          <table:table-cell office:value-type="string" office:string-value="b" table:style-name="ce3">
            <text:p>b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string" office:string-value="4677767120" table:style-name="ce3">
            <text:p>4677767120</text:p>
          </table:table-cell>
          <table:table-cell office:value-type="float" office:value="3278" table:style-name="ce3">
            <text:p>3278</text:p>
          </table:table-cell>
          <table:table-cell office:value-type="float" office:value="250" table:style-name="ce3">
            <text:p>250</text:p>
          </table:table-cell>
          <table:table-cell office:value-type="float" office:value="474600" table:style-name="ce3">
            <text:p>474600</text:p>
          </table:table-cell>
          <table:table-cell office:value-type="float" office:value="4678245248" table:style-name="ce3" table:formula="=SUMa([.D16:.H16])">
            <text:p>4678245248</text:p>
          </table:table-cell>
          <table:table-cell office:value-type="float" office:value="-1130846" table:style-name="ce8" table:formula="=[.I16]-[Sheet1.I16]">
            <text:p>-1130846</text:p>
          </table:table-cell>
          <table:table-cell office:value-type="float" office:value="300" table:style-name="ce8">
            <text:p>300</text:p>
          </table:table-cell>
        </table:table-row>
        <table:table-row table:style-name="ro1" table:default-cell-style-name="ce3">
          <table:table-cell office:value-type="string" office:string-value="b" table:style-name="ce3">
            <text:p>b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office:string-value="3251595480" table:style-name="ce3">
            <text:p>3251595480</text:p>
          </table:table-cell>
          <table:table-cell office:value-type="float" office:value="0" table:style-name="ce3">
            <text:p>0</text:p>
          </table:table-cell>
          <table:table-cell office:value-type="float" office:value="3071" table:style-name="ce3">
            <text:p>3071</text:p>
          </table:table-cell>
          <table:table-cell office:value-type="float" office:value="40" table:style-name="ce3">
            <text:p>40</text:p>
          </table:table-cell>
          <table:table-cell office:value-type="float" office:value="423300" table:style-name="ce3">
            <text:p>423300</text:p>
          </table:table-cell>
          <table:table-cell office:value-type="float" office:value="3252021891" table:style-name="ce3" table:formula="=SUMa([.D17:.H17])">
            <text:p>3252021891</text:p>
          </table:table-cell>
          <table:table-cell office:value-type="float" office:value="133182010" table:style-name="ce8" table:formula="=[.I17]-[Sheet1.I17]">
            <text:p>133182010</text:p>
          </table:table-cell>
          <table:table-cell office:value-type="float" office:value="297" table:style-name="ce8">
            <text:p>297</text:p>
          </table:table-cell>
        </table:table-row>
        <table:table-row table:style-name="ro1" table:default-cell-style-name="ce3">
          <table:table-cell office:value-type="string" office:string-value="b" table:style-name="ce3">
            <text:p>b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string" office:string-value="9525841820" table:style-name="ce3">
            <text:p>9525841820</text:p>
          </table:table-cell>
          <table:table-cell office:value-type="float" office:value="2191" table:style-name="ce3">
            <text:p>2191</text:p>
          </table:table-cell>
          <table:table-cell office:value-type="float" office:value="140" table:style-name="ce3">
            <text:p>140</text:p>
          </table:table-cell>
          <table:table-cell office:value-type="string" office:string-value="361000" table:style-name="ce3">
            <text:p>361000</text:p>
          </table:table-cell>
          <table:table-cell office:value-type="float" office:value="9526205151" table:style-name="ce3" table:formula="=SUMa([.D18:.H18])">
            <text:p>9526205151</text:p>
          </table:table-cell>
          <table:table-cell office:value-type="float" office:value="-40802" table:style-name="ce8" table:formula="=[.I18]-[Sheet1.I18]">
            <text:p>-40802</text:p>
          </table:table-cell>
          <table:table-cell office:value-type="float" office:value="300" table:style-name="ce8">
            <text:p>300</text:p>
          </table:table-cell>
        </table:table-row>
        <table:table-row table:style-name="ro1" table:default-cell-style-name="ce3">
          <table:table-cell office:value-type="string" office:string-value="b" table:style-name="ce3">
            <text:p>b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office:string-value="3356426850" table:style-name="ce3">
            <text:p>3356426850</text:p>
          </table:table-cell>
          <table:table-cell office:value-type="string" office:string-value="14842370130" table:style-name="ce3">
            <text:p>14842370130</text:p>
          </table:table-cell>
          <table:table-cell office:value-type="float" office:value="5469" table:style-name="ce3">
            <text:p>5469</text:p>
          </table:table-cell>
          <table:table-cell office:value-type="float" office:value="330" table:style-name="ce3">
            <text:p>330</text:p>
          </table:table-cell>
          <table:table-cell office:value-type="string" office:string-value="932700" table:style-name="ce3">
            <text:p>932700</text:p>
          </table:table-cell>
          <table:table-cell office:value-type="float" office:value="18199735479" table:style-name="ce3" table:formula="=SUMa([.D19:.H19])">
            <text:p>18199735479</text:p>
          </table:table-cell>
          <table:table-cell office:value-type="float" office:value="-13647532014" table:style-name="ce8" table:formula="=[.I19]-[Sheet1.I19]">
            <text:p>-13647532014</text:p>
          </table:table-cell>
          <table:table-cell office:value-type="float" office:value="300" table:style-name="ce8">
            <text:p>300</text:p>
          </table:table-cell>
        </table:table-row>
        <table:table-row table:style-name="ro1" table:default-cell-style-name="ce3">
          <table:table-cell office:value-type="string" office:string-value="b" table:style-name="ce3">
            <text:p>b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string" office:string-value="5314792400" table:style-name="ce3">
            <text:p>5314792400</text:p>
          </table:table-cell>
          <table:table-cell office:value-type="float" office:value="0" table:style-name="ce3">
            <text:p>0</text:p>
          </table:table-cell>
          <table:table-cell office:value-type="float" office:value="1453" table:style-name="ce3">
            <text:p>1453</text:p>
          </table:table-cell>
          <table:table-cell office:value-type="float" office:value="60" table:style-name="ce3">
            <text:p>60</text:p>
          </table:table-cell>
          <table:table-cell office:value-type="string" office:string-value="169700" table:style-name="ce3">
            <text:p>169700</text:p>
          </table:table-cell>
          <table:table-cell office:value-type="float" office:value="5314963613" table:style-name="ce3" table:formula="=SUMa([.D20:.H20])">
            <text:p>5314963613</text:p>
          </table:table-cell>
          <table:table-cell office:value-type="float" office:value="-1267489152" table:style-name="ce8" table:formula="=[.I20]-[Sheet1.I20]">
            <text:p>-1267489152</text:p>
          </table:table-cell>
          <table:table-cell office:value-type="float" office:value="300" table:style-name="ce8">
            <text:p>300</text:p>
          </table:table-cell>
        </table:table-row>
        <table:table-row table:style-name="ro1" table:default-cell-style-name="ce3">
          <table:table-cell office:value-type="string" office:string-value="b" table:style-name="ce3">
            <text:p>b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string" office:string-value="10060539620" table:style-name="ce3">
            <text:p>10060539620</text:p>
          </table:table-cell>
          <table:table-cell office:value-type="string" office:string-value="5834783760" table:style-name="ce3">
            <text:p>5834783760</text:p>
          </table:table-cell>
          <table:table-cell office:value-type="string" office:string-value="2881" table:style-name="ce3">
            <text:p>2881</text:p>
          </table:table-cell>
          <table:table-cell office:value-type="string" office:string-value="350" table:style-name="ce3">
            <text:p>350</text:p>
          </table:table-cell>
          <table:table-cell office:value-type="string" office:string-value="511500" table:style-name="ce3">
            <text:p>511500</text:p>
          </table:table-cell>
          <table:table-cell office:value-type="float" office:value="15895838111" table:style-name="ce3" table:formula="=SUMa([.D21:.H21])">
            <text:p>15895838111</text:p>
          </table:table-cell>
          <table:table-cell office:value-type="float" office:value="-165590745" table:style-name="ce8" table:formula="=[.I21]-[Sheet1.I21]">
            <text:p>-165590745</text:p>
          </table:table-cell>
          <table:table-cell office:value-type="float" office:value="300" table:style-name="ce8">
            <text:p>300</text:p>
          </table:table-cell>
        </table:table-row>
        <table:table-row table:style-name="ro1" table:default-cell-style-name="ce3">
          <table:table-cell office:value-type="string" office:string-value="b" table:style-name="ce3">
            <text:p>b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string" office:string-value="2827282170" table:style-name="ce3">
            <text:p>2827282170</text:p>
          </table:table-cell>
          <table:table-cell office:value-type="string" office:string-value="18058553860" table:style-name="ce3">
            <text:p>18058553860</text:p>
          </table:table-cell>
          <table:table-cell office:value-type="string" office:string-value="4116" table:style-name="ce3">
            <text:p>4116</text:p>
          </table:table-cell>
          <table:table-cell office:value-type="float" office:value="550" table:style-name="ce3">
            <text:p>550</text:p>
          </table:table-cell>
          <table:table-cell office:value-type="string" office:string-value="576300" table:style-name="ce3">
            <text:p>576300</text:p>
          </table:table-cell>
          <table:table-cell office:value-type="float" office:value="20886416996" table:style-name="ce3" table:formula="=SUMa([.D22:.H22])">
            <text:p>20886416996</text:p>
          </table:table-cell>
          <table:table-cell office:value-type="float" office:value="-17449251565" table:style-name="ce8" table:formula="=[.I22]-[Sheet1.I22]">
            <text:p>-17449251565</text:p>
          </table:table-cell>
          <table:table-cell office:value-type="float" office:value="300" table:style-name="ce8">
            <text:p>300</text:p>
          </table:table-cell>
        </table:table-row>
        <table:table-row table:default-cell-style-name="ce3">
          <table:table-cell office:value-type="string" office:string-value="" table:style-name="ce3"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>
      <style:text-properties fo:font-family="Arial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4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
   
   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
   
  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5</meta:generator>
    <dc:title/>
    <meta:initial-creator>Desconocido</meta:initial-creator>
    <meta:editing-cycles>18</meta:editing-cycles>
    <dc:date>2015-07-21T19:09:23</dc:date>
    <meta:creation-date>2015-07-09T17:58:41.733029302</meta:creation-date>
  </office:meta>
</office:document-meta>
</file>